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Policepardéfaut" style:family="text">
      <style:text-properties fo:font-style="italic" style:font-style-asian="italic" style:font-style-complex="italic"/>
    </style:style>
    <style:style style:name="T9" style:parent-style-name="Policepardéfaut" style:family="text">
      <style:text-properties fo:font-style="italic" style:font-style-asian="italic" style:font-style-complex="italic"/>
    </style:style>
    <style:style style:name="T10" style:parent-style-name="Policepardéfaut" style:family="text">
      <style:text-properties fo:font-style="italic" style:font-style-asian="italic" style:font-style-complex="italic"/>
    </style:style>
    <style:style style:name="T11" style:parent-style-name="Policepardéfaut" style:family="text">
      <style:text-properties fo:font-style="italic" style:font-style-asian="italic" style:font-style-complex="italic"/>
    </style:style>
    <style:style style:name="T12" style:parent-style-name="Policepardéfaut" style:family="text">
      <style:text-properties fo:font-style="italic" style:font-style-asian="italic" style:font-style-complex="italic"/>
    </style:style>
    <style:style style:name="T13" style:parent-style-name="Policepardéfaut" style:family="text">
      <style:text-properties fo:font-style="italic" style:font-style-asian="italic" style:font-style-complex="italic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T16" style:parent-style-name="Policepardéfaut" style:family="text">
      <style:text-properties fo:font-style="italic" style:font-style-asian="italic" style:font-style-complex="italic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Rapport de stage de perfectionnement :</text:p>
      <text:p text:style-name="Normal"/>
      <text:p text:style-name="P2">Remerciement :</text:p>
      <text:p text:style-name="Normal">Je tiens tout d’abord à remercier M.<text:s/>Ounifi Soufyen, Directeur<text:s/>generale<text:s/>de la société<text:s/>INFOESPRIT, de m’avoir accueilli comme stagiaire au sein de son département.</text:p>
      <text:p text:style-name="Normal">Merci également à Mme[……..], mon maître de stage, Chef de Produit E-Business, pour ses conseils avisés et la confiance qu’il m’a accordée tout au long de mon stage.</text:p>
      <text:p text:style-name="Normal">Je tiens ensuite à remercier particulièrement Mme<text:s/>[……], Assistante de Direction, pour l’attention et l’aide qu’elle m’a apporté au quotidien pendant mon stage au sein de<text:s/>INFOESPRIT.</text:p>
      <text:p text:style-name="Normal">Enfin, un grand merci à M. Pierre, M. Martin, et l’ensemble de l’équipe Marketing E-Business pour leur accueil et leur disponibilité pendant la durée de mon stage.</text:p>
      <text:p text:style-name="Normal">Toutes ces personnes ont contribué, par leur disponibilité et leur bonne humeur, à rendre mon stage enrichissant et motivant.</text:p>
      <text:p text:style-name="Normal"/>
      <text:p text:style-name="P3">Ou bien<text:s/></text:p>
      <text:p text:style-name="Normal"><text:span text:style-name="T4">Il n’est jamais facile pour un étudiant de trouver un stage, c’est pourquoi je remercie l’entreprise<text:s/></text:span><text:span text:style-name="T5">INFOESPRIT</text:span><text:span text:style-name="T6"><text:s/>de m’avoir accueilli durant ce</text:span><text:span text:style-name="T7">t</text:span><text:span text:style-name="T8"><text:s/>mois.</text:span></text:p>
      <text:p text:style-name="Normal"><text:span text:style-name="T9">Je tiens à remercier tout particulièrement<text:s/></text:span><text:span text:style-name="T10">[</text:span><text:span text:style-name="T11">Mme Y, dirigeante de l’entreprise<text:s/></text:span><text:span text:style-name="T12">infoesprit]</text:span><text:span text:style-name="T13">,  qui m’a accordé sa confiance et attribué des missions valorisantes durant ce stage, et<text:s/></text:span><text:span text:style-name="T14">[</text:span><text:span text:style-name="T15">M. X</text:span><text:span text:style-name="T16">]</text:span><text:span text:style-name="T17">, qui a supervisé mon stage au jour le jour. Merci également à toute l’équipe de l’entreprise, car chacun d’entre vous a su trouver un peu de temps pour m’aider dans mes missions.</text:span></text:p>
      <text:p text:style-name="Normal"><text:span text:style-name="T18">Faire mon stage de dernière année dans votre entreprise a été un plaisir, j’ai pu apprendre beaucoup grâce à vous, et j’ai surtout été conforté dans mon projet professionnel, ce qui est un aboutissement de mon cursus universitaire. 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lim Riabi</meta:initial-creator>
    <dc:creator>Halim Riabi</dc:creator>
    <meta:creation-date>2023-01-13T08:49:00Z</meta:creation-date>
    <dc:date>2023-01-13T09:10:00Z</dc:date>
    <meta:template xlink:href="Normal.dotm" xlink:type="simple"/>
    <meta:editing-cycles>1</meta:editing-cycles>
    <meta:editing-duration>PT720S</meta:editing-duration>
    <meta:document-statistic meta:page-count="1" meta:paragraph-count="3" meta:word-count="248" meta:character-count="1612" meta:row-count="11" meta:non-whitespace-character-count="1367"/>
  </office:meta>
</office:document-meta>
</file>